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notationBackCompatibilityTests.multiplRoutesToMetaAnnot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nnotationBackCompatibilityTests.defaul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